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c687f" officeooo:paragraph-rsid="000c687f"/>
    </style:style>
    <style:style style:name="P2" style:family="paragraph" style:parent-style-name="Preformatted_20_Text">
      <style:text-properties style:font-name="Arial" fo:font-size="12pt" fo:language="en" fo:country="GB" officeooo:rsid="000c687f" officeooo:paragraph-rsid="000c687f" style:font-size-asian="12pt" style:font-size-complex="12pt"/>
    </style:style>
    <style:style style:name="P3" style:family="paragraph" style:parent-style-name="Standard">
      <style:text-properties style:font-name="Arial" officeooo:rsid="000cb7bf" officeooo:paragraph-rsid="000cb7bf"/>
    </style:style>
    <style:style style:name="P4" style:family="paragraph" style:parent-style-name="Standard">
      <style:text-properties style:font-name="Arial" officeooo:rsid="0008ca14" officeooo:paragraph-rsid="000a315c"/>
    </style:style>
    <style:style style:name="P5" style:family="paragraph" style:parent-style-name="Standard">
      <style:text-properties style:font-name="Arial" officeooo:rsid="0008ca14" officeooo:paragraph-rsid="0008ca14"/>
    </style:style>
    <style:style style:name="P6" style:family="paragraph" style:parent-style-name="Standard">
      <style:text-properties style:font-name="Arial" officeooo:rsid="0008ca14" officeooo:paragraph-rsid="000cb7bf"/>
    </style:style>
    <style:style style:name="P7" style:family="paragraph" style:parent-style-name="Standard">
      <style:text-properties style:font-name="Arial" officeooo:rsid="000a315c" officeooo:paragraph-rsid="000cb7bf"/>
    </style:style>
    <style:style style:name="P8" style:family="paragraph" style:parent-style-name="Standard">
      <style:text-properties style:font-name="Arial" officeooo:rsid="000c687f" officeooo:paragraph-rsid="000c687f"/>
    </style:style>
    <style:style style:name="P9" style:family="paragraph" style:parent-style-name="Standard">
      <style:text-properties style:font-name="Arial" officeooo:rsid="0013f565" officeooo:paragraph-rsid="0013f565"/>
    </style:style>
    <style:style style:name="T1" style:family="text">
      <style:text-properties officeooo:rsid="000cb7bf"/>
    </style:style>
    <style:style style:name="T2" style:family="text">
      <style:text-properties officeooo:rsid="000e4213"/>
    </style:style>
    <style:style style:name="T3" style:family="text">
      <style:text-properties officeooo:rsid="0010aebb"/>
    </style:style>
    <style:style style:name="T4" style:family="text">
      <style:text-properties officeooo:rsid="001288e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ola a todos, mi nombre es Adrián y <text:span text:style-name="T2">estoy aquí para</text:span> a presentar mi idea de negocio, Shopool.</text:p>
      <text:p text:style-name="P4"/>
      <text:p text:style-name="P5">Se basa en un modelo de tienda online <text:span text:style-name="T2">para venta de productos relacionados con las piscinas, desde cuadros de control de la depuradora, focos</text:span>, <text:span text:style-name="T2">dispensadores de cloro...</text:span> <text:span text:style-name="T2">Estará </text:span>actualizado a las tendencias minimalistas y limpias del momento, que permite ver y encontrar con claridad los productos que buscas. </text:p>
      <text:p text:style-name="P7">En Shopool sabemos la importancia que tiene la piscina para aquellos que tienen por eso, contamos con todo tipo de productos y de todo tipo de estilos, para que tu piscina y el exterior de la misma luzcan como siempre has soñado.</text:p>
      <text:p text:style-name="P6"/>
      <text:p text:style-name="P6"><text:span text:style-name="T4">En Shopool estamos c</text:span><text:span text:style-name="T1">ompletamente volcados con el cliente, </text:span><text:span text:style-name="T3">por eso</text:span><text:span text:style-name="T1">, </text:span><text:span text:style-name="T3">queremos que las compras en nuestra web sean rápidas, fáciles e intuitivas</text:span>. <text:span text:style-name="T3">P</text:span>or eso en nuestra web en muy pocos clicks puedes llegar a todos los sitios.</text:p>
      <text:p text:style-name="P4">Ademas también buscan comodidad, gracias a nuestra web permite que el cliente pueda adquirir todos los productos desde la comodidad de su casa, sin necesidad de desplazamiento.</text:p>
      <text:p text:style-name="P8"/>
      <text:p text:style-name="P8"><text:span text:style-name="T1">Lo que nos hace</text:span> únicos <text:span text:style-name="T1">y diferentes es</text:span> nuestro diseño y usabilidad de la web, por la calidad y diversidad de productos <text:span text:style-name="T1">y por ultimo </text:span><text:span text:style-name="T2">pero no menos importante, </text:span><text:span text:style-name="T1">la experiencia en el sector.</text:span></text:p>
      <text:p text:style-name="P8"/>
      <text:p text:style-name="P9">Esto es Shopool, esto es la revolución de las piscinas. Muchas gracias</text:p>
      <text:p text:style-name="P1"/>
      <text:p text:style-name="P2"/>
      <text:p text:style-name="P2"/>
      <text:p text:style-name="P2"/>
      <text:p text:style-name="P2">Hello everyone, my name is Adrián and I am here to present my business idea, Shopool.<text:line-break/><text:line-break/>It is based on an online store model for the sale of products related to swimming pools, from control panels of the purifier, spotlights, chlorine dispensers ... It will be updated to the minimalist and clean trends of the moment, which allows you to see and find with clarity the products you are looking for.<text:line-break/>At Shopool we know the importance of the pool for those who have it, we have all kinds of products and all kinds of styles, so that your pool and its exterior look as you have always dreamed of.<text:line-break/><text:line-break/>At Shopool we are completely dedicated to the customer, therefore, we want purchases on our website to be quick, easy and intuitive. That is why on our website in just a few clicks you can reach all the sites.<text:line-break/>In addition, they also seek comfort, thanks to our website it allows the customer to purchase all the products from the comfort of their home, without the need to travel.<text:line-break/><text:line-break/>What makes us unique and different is our web design and usability, due to the quality and diversity of products and last but not least, our experience in the sector.<text:line-break/><text:line-break/>This is Shopool, this is the swimming pool revolution. Thank you</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499cm" style:contextual-spacing="false" fo:line-height="115%"/>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0-26T23:42:04.076000000</dc:date>
    <meta:editing-duration>PT50M42S</meta:editing-duration>
    <meta:editing-cycles>4</meta:editing-cycles>
    <meta:generator>LibreOffice/7.2.1.2$Windows_X86_64 LibreOffice_project/87b77fad49947c1441b67c559c339af8f3517e22</meta:generator>
    <meta:document-statistic meta:table-count="0" meta:image-count="0" meta:object-count="0" meta:page-count="1" meta:paragraph-count="8" meta:word-count="438" meta:character-count="2488" meta:non-whitespace-character-count="2053"/>
  </office:meta>
</office:document-meta>
</file>